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17cm" fo:min-width="2.54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17cm" fo:min-width="4.39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438cm" fo:min-width="0.67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517cm" fo:min-width="4.07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cm" fo:min-width="2.67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517cm" fo:min-width="3.5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17cm" fo:min-width="3.8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.74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.6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4cm" fo:min-width="0.9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9cm" fo:min-width="0.5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9cm" fo:min-width="1.8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4cm" fo:min-width="1.6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4cm" fo:min-width="1.2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4cm" fo:min-width="1.6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4cm" fo:min-width="4.0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4cm" fo:min-width="2.515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517cm" fo:min-width="4.452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39cm" fo:min-width="0.516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517cm" fo:min-width="5.086cm"/>
    </style:style>
    <style:style style:name="gr24" style:family="graphic" style:parent-style-name="standard">
      <style:graphic-properties draw:marker-end="Arrow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9cm" fo:min-width="1.071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517cm" fo:min-width="1.1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9cm" fo:min-width="0.344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517cm" fo:min-width="4.452cm" style:protect="siz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8cm" fo:min-width="0.2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9cm" fo:min-width="2.66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6cm" fo:min-width="0.2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3.3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3.53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6cm" fo:min-width="5.054cm"/>
    </style:style>
    <style:style style:name="gr3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text-properties fo:font-size="24pt"/>
    </style:style>
    <style:style style:name="P12" style:family="paragraph">
      <loext:graphic-properties draw:fill="none" draw:fill-color="#ffffff"/>
      <style:text-properties style:font-name="URW Chancery L" fo:font-size="24pt" style:font-size-asian="24pt" style:font-size-complex="24pt"/>
    </style:style>
    <style:style style:name="P13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URW Chancery L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xml:id="id12" draw:id="id12" draw:layer="layout" svg:width="3.048cm" svg:height="0.767cm" svg:x="1.562cm" svg:y="1.274cm">
          <text:p text:style-name="P1"><text:span text:style-name="T1">parser star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892cm" svg:height="0.767cm" svg:x="0.64cm" svg:y="3.164cm">
          <text:p text:style-name="P1"><text:span text:style-name="T1">meta.parse_width : exac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35cm" svg:height="1.376cm" svg:x="1.911cm" svg:y="4.495cm">
          <text:p text:style-name="P1"><text:span text:style-name="T1">256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3.086cm" svg:y1="3.931cm" svg:x2="3.086cm" svg:y2="4.495cm" draw:start-shape="id1" draw:start-glue-point="2" draw:end-shape="id2" draw:end-glue-point="4" svg:d="M3086 3931v564" svg:viewBox="0 0 1 565">
          <text:p/>
        </draw:connector>
        <draw:custom-shape draw:style-name="gr5" draw:text-style-name="P2" xml:id="id3" draw:id="id3" draw:layer="layout" svg:width="4.571cm" svg:height="0.767cm" svg:x="7.849cm" svg:y="4.801cm">
          <text:p text:style-name="P1"><text:span text:style-name="T1">extract(bitfield_256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571cm" svg:height="0.767cm" svg:x="7.849cm" svg:y="6.917cm">
          <text:p text:style-name="P1"><text:span text:style-name="T1">extract(bitfield_512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571cm" svg:height="0.767cm" svg:x="7.849cm" svg:y="9.028cm">
          <text:p text:style-name="P1"><text:span text:style-name="T1">extract(bitfield_768)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.261cm" svg:y1="5.183cm" svg:x2="7.849cm" svg:y2="5.184cm" draw:start-shape="id2" draw:start-glue-point="7" draw:end-shape="id3" draw:end-glue-point="3" svg:d="M4261 5183h1794v1h1794" svg:viewBox="0 0 3589 2">
          <text:p/>
        </draw:connector>
        <draw:line draw:style-name="gr6" draw:text-style-name="P4" xml:id="id5" draw:id="id5" draw:layer="layout" svg:x1="4.546cm" svg:y1="10.847cm" svg:x2="7.086cm" svg:y2="10.847cm">
          <text:p/>
        </draw:line>
        <draw:connector draw:style-name="gr4" draw:text-style-name="P3" draw:layer="layout" svg:x1="12.42cm" svg:y1="9.411cm" svg:x2="7.086cm" svg:y2="10.847cm" draw:start-shape="id4" draw:start-glue-point="1" draw:end-shape="id5" draw:end-glue-point="1" svg:d="M12420 9411h500v1436h-5834" svg:viewBox="0 0 5835 1437">
          <text:p/>
        </draw:connector>
        <draw:connector draw:style-name="gr4" draw:text-style-name="P3" draw:layer="layout" svg:x1="12.42cm" svg:y1="7.3cm" svg:x2="7.086cm" svg:y2="10.847cm" draw:start-shape="id6" draw:start-glue-point="1" draw:end-shape="id5" draw:end-glue-point="1" svg:d="M12420 7300h500v3547h-5834" svg:viewBox="0 0 5835 3548">
          <text:p/>
        </draw:connector>
        <draw:connector draw:style-name="gr4" draw:text-style-name="P3" draw:layer="layout" svg:x1="12.42cm" svg:y1="5.184cm" svg:x2="7.086cm" svg:y2="10.847cm" draw:start-shape="id3" draw:start-glue-point="1" draw:end-shape="id5" draw:end-glue-point="1" svg:d="M12420 5184h500v5663h-5834" svg:viewBox="0 0 5835 5664">
          <text:p/>
        </draw:connector>
        <draw:custom-shape draw:style-name="gr7" draw:text-style-name="P2" xml:id="id7" draw:id="id7" draw:layer="layout" svg:width="6.35cm" svg:height="2.3cm" svg:x="3.911cm" svg:y="13.401cm">
          <text:p text:style-name="P1"><text:span text:style-name="T1">meta.parse_wid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8" draw:id="id8" draw:layer="layout" svg:width="6.35cm" svg:height="2.3cm" svg:x="10.947cm" svg:y="15.696cm">
          <text:p text:style-name="P1"><text:span text:style-name="T1">default a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9" draw:id="id9" draw:layer="layout" svg:width="4.064cm" svg:height="0.767cm" svg:x="19.536cm" svg:y="16.464cm">
          <text:p text:style-name="P1"><text:span text:style-name="T1">switch_ini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261cm" svg:y1="14.551cm" svg:x2="14.122cm" svg:y2="15.696cm" draw:start-shape="id7" draw:start-glue-point="7" draw:end-shape="id8" draw:end-glue-point="4" svg:d="M10261 14551h3861v1145" svg:viewBox="0 0 3862 1146">
          <text:p/>
        </draw:connector>
        <draw:connector draw:style-name="gr4" draw:text-style-name="P3" draw:layer="layout" svg:x1="17.297cm" svg:y1="16.846cm" svg:x2="19.536cm" svg:y2="16.847cm" draw:start-shape="id8" draw:start-glue-point="7" draw:end-shape="id9" draw:end-glue-point="3" svg:d="M17297 16846h1120v1h1119" svg:viewBox="0 0 2240 2">
          <text:p/>
        </draw:connector>
        <draw:custom-shape draw:style-name="gr8" draw:text-style-name="P2" xml:id="id11" draw:id="id11" draw:layer="layout" svg:width="4.064cm" svg:height="0.767cm" svg:x="15.724cm" svg:y="21.317cm">
          <text:p text:style-name="P1"><text:span text:style-name="T1">packet_init</text:span></text:p>
          <draw:enhanced-geometry svg:viewBox="0 0 21600 21600" draw:type="rectangle" draw:enhanced-path="M 0 0 L 21600 0 21600 21600 0 21600 0 0 Z N"/>
        </draw:custom-shape>
        <draw:line draw:style-name="gr6" draw:text-style-name="P4" xml:id="id10" draw:id="id10" draw:layer="layout" svg:x1="16.486cm" svg:y1="19.085cm" svg:x2="19.026cm" svg:y2="19.085cm">
          <text:p/>
        </draw:line>
        <draw:connector draw:style-name="gr4" draw:text-style-name="P3" draw:layer="layout" svg:x1="17.756cm" svg:y1="19.085cm" svg:x2="17.756cm" svg:y2="21.317cm" draw:start-shape="id10" draw:start-glue-point="0" draw:end-shape="id11" draw:end-glue-point="0" svg:d="M17756 19085v2232" svg:viewBox="0 0 1 2233">
          <text:p/>
        </draw:connector>
        <draw:connector draw:style-name="gr4" draw:text-style-name="P3" draw:layer="layout" draw:line-skew="0.541cm" svg:x1="14.122cm" svg:y1="17.996cm" svg:x2="16.486cm" svg:y2="19.085cm" draw:start-shape="id8" draw:start-glue-point="6" draw:end-shape="id10" draw:end-glue-point="3" svg:d="M14122 17996v1086h2364v3" svg:viewBox="0 0 2365 1090">
          <text:p/>
        </draw:connector>
        <draw:connector draw:style-name="gr4" draw:text-style-name="P3" draw:layer="layout" draw:line-skew="0.923cm" svg:x1="21.568cm" svg:y1="17.231cm" svg:x2="19.026cm" svg:y2="19.085cm" draw:start-shape="id9" draw:start-glue-point="2" draw:end-shape="id10" draw:end-glue-point="1" svg:d="M21568 17231v1850h-2542v4" svg:viewBox="0 0 2543 1855">
          <text:p/>
        </draw:connector>
        <draw:connector draw:style-name="gr9" draw:text-style-name="P4" draw:layer="layout" draw:line-skew="4.581cm" svg:x1="19.788cm" svg:y1="21.7cm" svg:x2="4.61cm" svg:y2="1.657cm" draw:start-shape="id11" draw:start-glue-point="1" draw:end-shape="id12" draw:end-glue-point="1" svg:d="M19788 21700h5082v-20043h-20260" svg:viewBox="0 0 20261 20044">
          <text:p/>
        </draw:connector>
        <draw:custom-shape draw:style-name="gr10" draw:text-style-name="P2" xml:id="id13" draw:id="id13" draw:layer="layout" svg:width="4.318cm" svg:height="0.767cm" svg:x="4.928cm" svg:y="23.174cm">
          <text:p text:style-name="P1"><text:span text:style-name="T1">normaliz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086cm" svg:y1="15.701cm" svg:x2="7.087cm" svg:y2="23.174cm" draw:start-shape="id7" draw:start-glue-point="6" draw:end-shape="id13" draw:end-glue-point="0" svg:d="M7086 15701v3737h1v3736" svg:viewBox="0 0 2 7474">
          <text:p/>
        </draw:connector>
        <draw:frame draw:style-name="gr11" draw:text-style-name="P6" draw:layer="layout" svg:width="1.776cm" svg:height="1.225cm" svg:x="9.861cm" svg:y="13.706cm">
          <draw:text-box>
            <text:p text:style-name="P5">== 0</text:p>
          </draw:text-box>
        </draw:frame>
        <draw:frame draw:style-name="gr12" draw:text-style-name="P6" draw:layer="layout" svg:width="1.582cm" svg:height="1.225cm" svg:x="5.672cm" svg:y="15.718cm">
          <draw:text-box>
            <text:p text:style-name="P5">!= 0</text:p>
          </draw:text-box>
        </draw:frame>
        <draw:frame draw:style-name="gr13" draw:text-style-name="P8" draw:layer="layout" svg:width="2.118cm" svg:height="2.114cm" svg:x="16.993cm" svg:y="16.322cm">
          <draw:text-box>
            <text:p text:style-name="P7"><text:span text:style-name="T2">switch_init</text:span></text:p>
          </draw:text-box>
        </draw:frame>
        <draw:frame draw:style-name="gr14" draw:text-style-name="P8" draw:layer="layout" svg:width="1.476cm" svg:height="2.919cm" svg:x="12.722cm" svg:y="17.894cm">
          <draw:text-box>
            <text:p text:style-name="P7"><text:span text:style-name="T2">no_op</text:span></text:p>
          </draw:text-box>
        </draw:frame>
        <draw:frame draw:style-name="gr15" draw:text-style-name="P8" draw:layer="layout" svg:width="3.365cm" svg:height="2.919cm" svg:x="14cm" svg:y="14.945cm">
          <draw:text-box>
            <text:p text:style-name="P7"><text:span text:style-name="T2">table: t_switch_init</text:span></text:p>
          </draw:text-box>
        </draw:frame>
        <draw:frame draw:style-name="gr16" draw:text-style-name="P8" draw:layer="layout" svg:width="3.131cm" svg:height="2.114cm" svg:x="17.656cm" svg:y="20.465cm">
          <draw:text-box>
            <text:p text:style-name="P7"><text:span text:style-name="T2">table: packet_init</text:span></text:p>
          </draw:text-box>
        </draw:frame>
        <draw:connector draw:style-name="gr4" draw:text-style-name="P3" draw:layer="layout" svg:x1="7.086cm" svg:y1="13.401cm" svg:x2="7.086cm" svg:y2="10.847cm" draw:start-shape="id7" draw:start-glue-point="4" draw:end-shape="id5" draw:end-glue-point="1" svg:d="M7086 13401v-2554" svg:viewBox="0 0 1 2555">
          <text:p/>
        </draw:connector>
        <draw:frame draw:style-name="gr17" draw:text-style-name="P8" draw:layer="layout" svg:width="2.51cm" svg:height="2.114cm" svg:x="4.594cm" svg:y="11.033cm">
          <draw:text-box>
            <text:p text:style-name="P7"><text:span text:style-name="T2">control: main</text:span></text:p>
          </draw:text-box>
        </draw:frame>
        <draw:frame draw:style-name="gr18" draw:text-style-name="P8" draw:layer="layout" svg:width="3.016cm" svg:height="2.114cm" svg:x="4.009cm" svg:y="12.544cm">
          <draw:text-box>
            <text:p text:style-name="P7"><text:span text:style-name="T2">table: check_init</text:span></text:p>
          </draw:text-box>
        </draw:frame>
        <draw:frame draw:style-name="gr19" draw:text-style-name="P8" draw:layer="layout" svg:width="6.535cm" svg:height="2.114cm" svg:x="7.079cm" svg:y="24.105cm">
          <draw:text-box>
            <text:p text:style-name="P7"><text:span text:style-name="T2">modify_field(meta.data, bitfield_?.data)</text:span></text:p>
          </draw:text-box>
        </draw:frame>
        <draw:frame draw:style-name="gr20" draw:text-style-name="P8" draw:layer="layout" svg:width="4.304cm" svg:height="2.114cm" svg:x="19.841cm" svg:y="21.797cm">
          <draw:text-box>
            <text:p text:style-name="P7"><text:span text:style-name="T2">set metadata &amp; resubmit</text:span></text:p>
          </draw:text-box>
        </draw:frame>
        <draw:custom-shape draw:style-name="gr7" draw:text-style-name="P2" xml:id="id19" draw:id="id19" draw:layer="layout" svg:width="6.35cm" svg:height="2.3cm" svg:x="3.911cm" svg:y="28.127cm">
          <text:p text:style-name="P1"><text:span text:style-name="T1">t01_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3.086cm" svg:y1="2.041cm" svg:x2="3.086cm" svg:y2="3.164cm" draw:start-shape="id12" draw:start-glue-point="2" draw:end-shape="id1" draw:end-glue-point="0" svg:d="M3086 2041v1123" svg:viewBox="0 0 1 1124">
          <text:p/>
        </draw:connector>
        <draw:custom-shape draw:style-name="gr7" draw:text-style-name="P2" xml:id="id21" draw:id="id21" draw:layer="layout" svg:width="6.35cm" svg:height="2.3cm" svg:x="3.912cm" svg:y="31.649cm">
          <text:p text:style-name="P1"><text:span text:style-name="T1">t01_B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22" draw:id="id22" draw:layer="layout" svg:width="6.35cm" svg:height="2.3cm" svg:x="3.912cm" svg:y="35.33cm">
          <text:p text:style-name="P1"><text:span text:style-name="T1">t01_Z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" xml:id="id20" draw:id="id20" draw:layer="layout" svg:width="4.952cm" svg:height="0.767cm" svg:x="4.609cm" svg:y="25.993cm">
          <text:p text:style-name="P1"><text:span text:style-name="T1">meta.next_table : exact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14" draw:id="id14" draw:layer="layout" svg:width="2.03cm" svg:height="1.28cm" svg:x="15.61cm" svg:y="31.116cm">
          <text:p text:style-name="P1"><text:span text:style-name="T1">case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18" draw:id="id18" draw:layer="layout" svg:width="4.318cm" svg:height="0.767cm" svg:x="14.454cm" svg:y="28.896cm">
          <text:p text:style-name="P1"><text:span text:style-name="T1">meta.data : ternary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15" draw:id="id15" draw:layer="layout" svg:width="2.03cm" svg:height="1.28cm" svg:x="15.61cm" svg:y="33.03cm">
          <text:p text:style-name="P1"><text:span text:style-name="T1">case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" xml:id="id16" draw:id="id16" draw:layer="layout" svg:width="2.03cm" svg:height="1.28cm" svg:x="15.611cm" svg:y="35.646cm">
          <text:p text:style-name="P1"><text:span text:style-name="T1">case 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" xml:id="id23" draw:id="id23" draw:layer="layout" svg:width="5.586cm" svg:height="0.767cm" svg:x="20.187cm" svg:y="33.287cm">
          <text:p text:style-name="P1"><text:span text:style-name="T1">prep_compound_a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17" draw:id="id17" draw:layer="layout" svg:width="2.03cm" svg:height="1.28cm" svg:x="15.613cm" svg:y="37.76cm">
          <text:p text:style-name="P1"><text:span text:style-name="T1">defaul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6.625cm" svg:y1="32.396cm" svg:x2="16.625cm" svg:y2="33.03cm" draw:start-shape="id14" draw:start-glue-point="6" draw:end-shape="id15" draw:end-glue-point="4" svg:d="M16625 32396v634" svg:viewBox="0 0 1 635">
          <text:p/>
        </draw:connector>
        <draw:connector draw:style-name="gr4" draw:text-style-name="P3" draw:layer="layout" svg:x1="16.625cm" svg:y1="34.31cm" svg:x2="16.626cm" svg:y2="35.646cm" draw:start-shape="id15" draw:start-glue-point="6" draw:end-shape="id16" draw:end-glue-point="4" svg:d="M16625 34310v669h1v667" svg:viewBox="0 0 2 1337">
          <text:p/>
        </draw:connector>
        <draw:connector draw:style-name="gr4" draw:text-style-name="P3" draw:layer="layout" svg:x1="16.626cm" svg:y1="36.926cm" svg:x2="16.628cm" svg:y2="37.76cm" draw:start-shape="id16" draw:start-glue-point="6" draw:end-shape="id17" draw:end-glue-point="4" svg:d="M16626 36926v418h2v416" svg:viewBox="0 0 3 835">
          <text:p/>
        </draw:connector>
        <draw:connector draw:style-name="gr4" draw:text-style-name="P3" draw:layer="layout" svg:x1="16.613cm" svg:y1="29.663cm" svg:x2="16.625cm" svg:y2="31.116cm" draw:start-shape="id18" draw:start-glue-point="2" draw:end-shape="id14" draw:end-glue-point="4" svg:d="M16613 29663v726h12v727" svg:viewBox="0 0 13 1454">
          <text:p/>
        </draw:connector>
        <draw:connector draw:style-name="gr4" draw:text-style-name="P3" draw:layer="layout" svg:x1="10.261cm" svg:y1="29.277cm" svg:x2="14.454cm" svg:y2="29.279cm" draw:start-shape="id19" draw:start-glue-point="7" draw:end-shape="id18" draw:end-glue-point="3" svg:d="M10261 29277h2097v2h2096" svg:viewBox="0 0 4194 3">
          <text:p/>
        </draw:connector>
        <draw:connector draw:style-name="gr4" draw:text-style-name="P3" draw:layer="layout" svg:x1="7.085cm" svg:y1="26.76cm" svg:x2="7.086cm" svg:y2="28.127cm" draw:start-shape="id20" draw:start-glue-point="2" draw:end-shape="id19" draw:end-glue-point="4" svg:d="M7085 26760v683h1v684" svg:viewBox="0 0 2 1368">
          <text:p/>
        </draw:connector>
        <draw:connector draw:style-name="gr4" draw:text-style-name="P3" draw:layer="layout" svg:x1="7.087cm" svg:y1="23.941cm" svg:x2="7.085cm" svg:y2="25.993cm" draw:start-shape="id13" draw:start-glue-point="2" draw:end-shape="id20" draw:end-glue-point="0" svg:d="M7087 23941v1025h-2v1027" svg:viewBox="0 0 3 2053">
          <text:p/>
        </draw:connector>
        <draw:connector draw:style-name="gr4" draw:text-style-name="P3" draw:layer="layout" svg:x1="7.086cm" svg:y1="30.427cm" svg:x2="7.087cm" svg:y2="31.649cm" draw:start-shape="id19" draw:start-glue-point="6" draw:end-shape="id21" draw:end-glue-point="4" svg:d="M7086 30427v612h1v610" svg:viewBox="0 0 2 1223">
          <text:p/>
        </draw:connector>
        <draw:connector draw:style-name="gr4" draw:text-style-name="P3" draw:layer="layout" svg:x1="7.087cm" svg:y1="33.949cm" svg:x2="7.087cm" svg:y2="35.33cm" draw:start-shape="id21" draw:start-glue-point="6" draw:end-shape="id22" draw:end-glue-point="4" svg:d="M7087 33949v1381" svg:viewBox="0 0 1 1382">
          <text:p/>
        </draw:connector>
        <draw:connector draw:style-name="gr4" draw:text-style-name="P3" draw:layer="layout" svg:x1="17.64cm" svg:y1="33.67cm" svg:x2="20.187cm" svg:y2="33.67cm" draw:start-shape="id15" draw:start-glue-point="7" draw:end-shape="id23" draw:end-glue-point="3" svg:d="M17640 33670h2547" svg:viewBox="0 0 2548 1">
          <text:p/>
        </draw:connector>
        <draw:connector draw:style-name="gr4" draw:text-style-name="P3" draw:layer="layout" svg:x1="17.641cm" svg:y1="36.286cm" svg:x2="20.187cm" svg:y2="33.67cm" draw:start-shape="id16" draw:start-glue-point="7" draw:end-shape="id23" draw:end-glue-point="3" svg:d="M17641 36286h1274v-2616h1272" svg:viewBox="0 0 2547 2617">
          <text:p/>
        </draw:connector>
        <draw:connector draw:style-name="gr24" draw:text-style-name="P3" draw:layer="layout" svg:x1="17.64cm" svg:y1="31.756cm" svg:x2="20.187cm" svg:y2="33.67cm" draw:start-shape="id14" draw:start-glue-point="7" draw:end-shape="id23" draw:end-glue-point="3" svg:d="M17640 31756h1274v1914h1273" svg:viewBox="0 0 2548 1915">
          <text:p/>
        </draw:connector>
        <draw:frame draw:style-name="gr25" draw:text-style-name="P8" draw:layer="layout" svg:width="2.243cm" svg:height="2.919cm" svg:x="19.156cm" svg:y="32.544cm">
          <draw:text-box>
            <text:p text:style-name="P7"><text:span text:style-name="T2">set params</text:span></text:p>
          </draw:text-box>
        </draw:frame>
        <draw:custom-shape draw:style-name="gr26" draw:text-style-name="P2" xml:id="id24" draw:id="id24" draw:layer="layout" svg:width="1.662cm" svg:height="0.767cm" svg:x="18.887cm" svg:y="38.014cm">
          <text:p text:style-name="P1"><text:span text:style-name="T1">drop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7.643cm" svg:y1="38.4cm" svg:x2="18.887cm" svg:y2="38.397cm" draw:start-shape="id17" draw:start-glue-point="7" draw:end-shape="id24" draw:end-glue-point="3" svg:d="M17643 38400h623v-3h621" svg:viewBox="0 0 1245 4">
          <text:p/>
        </draw:connector>
        <draw:frame draw:style-name="gr27" draw:text-style-name="P8" draw:layer="layout" svg:width="1.205cm" svg:height="2.919cm" svg:x="17.402cm" svg:y="37.86cm">
          <draw:text-box>
            <text:p text:style-name="P7"><text:span text:style-name="T2">drop</text:span></text:p>
          </draw:text-box>
        </draw:frame>
        <draw:frame draw:style-name="gr14" draw:text-style-name="P8" draw:layer="layout" svg:width="1.476cm" svg:height="2.919cm" svg:x="14.962cm" svg:y="38.91cm">
          <draw:text-box>
            <text:p text:style-name="P7"><text:span text:style-name="T2">no_op</text:span></text:p>
          </draw:text-box>
        </draw:frame>
        <draw:custom-shape draw:style-name="gr23" draw:text-style-name="P2" xml:id="id26" draw:id="id26" draw:layer="layout" svg:width="5.586cm" svg:height="0.767cm" svg:x="20.187cm" svg:y="36.102cm">
          <text:p text:style-name="P1"><text:span text:style-name="T1">compound_ac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27" draw:id="id27" draw:layer="layout" svg:width="4.952cm" svg:height="0.767cm" svg:x="9.347cm" svg:y="41.731cm">
          <text:p text:style-name="P1"><text:span text:style-name="T1">meta.next_table : exact</text:span></text:p>
          <draw:enhanced-geometry svg:viewBox="0 0 21600 21600" draw:type="rectangle" draw:enhanced-path="M 0 0 L 21600 0 21600 21600 0 21600 0 0 Z N"/>
        </draw:custom-shape>
        <draw:line draw:style-name="gr6" draw:text-style-name="P4" xml:id="id25" draw:id="id25" draw:layer="layout" svg:x1="9.918cm" svg:y1="40.441cm" svg:x2="13.728cm" svg:y2="40.441cm">
          <text:p/>
        </draw:line>
        <draw:connector draw:style-name="gr4" draw:text-style-name="P3" draw:layer="layout" draw:line-skew="1.396cm" svg:x1="7.087cm" svg:y1="37.63cm" svg:x2="9.918cm" svg:y2="40.441cm" draw:start-shape="id22" draw:start-glue-point="6" draw:end-shape="id25" draw:end-glue-point="3" svg:d="M7087 37630v2802h2831v9" svg:viewBox="0 0 2832 2812">
          <text:p/>
        </draw:connector>
        <draw:connector draw:style-name="gr4" draw:text-style-name="P3" draw:layer="layout" draw:line-skew="0.697cm" svg:x1="16.628cm" svg:y1="39.04cm" svg:x2="13.728cm" svg:y2="40.441cm" draw:start-shape="id17" draw:start-glue-point="6" draw:end-shape="id25" draw:end-glue-point="1" svg:d="M16628 39040v1398h-2900v3" svg:viewBox="0 0 2901 1402">
          <text:p/>
        </draw:connector>
        <draw:connector draw:style-name="gr4" draw:text-style-name="P3" draw:layer="layout" draw:line-skew="1.775cm" svg:x1="13.728cm" svg:y1="40.441cm" svg:x2="22.98cm" svg:y2="36.869cm" draw:start-shape="id25" draw:start-glue-point="1" draw:end-shape="id26" draw:end-glue-point="2" svg:d="M13728 40441v-11h9252v-3561" svg:viewBox="0 0 9253 3573">
          <text:p/>
        </draw:connector>
        <draw:connector draw:style-name="gr4" draw:text-style-name="P3" draw:layer="layout" svg:x1="22.98cm" svg:y1="34.054cm" svg:x2="22.98cm" svg:y2="36.102cm" draw:start-shape="id23" draw:start-glue-point="2" draw:end-shape="id26" draw:end-glue-point="0" svg:d="M22980 34054v2048" svg:viewBox="0 0 1 2049">
          <text:p/>
        </draw:connector>
        <draw:connector draw:style-name="gr4" draw:text-style-name="P3" draw:layer="layout" svg:x1="11.823cm" svg:y1="40.441cm" svg:x2="11.823cm" svg:y2="41.731cm" draw:start-shape="id25" draw:start-glue-point="0" draw:end-shape="id27" draw:end-glue-point="0" svg:d="M11823 40441v1290" svg:viewBox="0 0 1 1291">
          <text:p/>
        </draw:connector>
        <draw:custom-shape draw:style-name="gr3" draw:text-style-name="P2" xml:id="id28" draw:id="id28" draw:layer="layout" svg:width="2.35cm" svg:height="1.376cm" svg:x="1.911cm" svg:y="6.609cm">
          <text:p text:style-name="P1"><text:span text:style-name="T1">51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9" draw:id="id29" draw:layer="layout" svg:width="2.35cm" svg:height="1.376cm" svg:x="1.911cm" svg:y="8.723cm">
          <text:p text:style-name="P1"><text:span text:style-name="T1">768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.261cm" svg:y1="7.297cm" svg:x2="7.849cm" svg:y2="7.3cm" draw:start-shape="id28" draw:start-glue-point="7" draw:end-shape="id6" draw:end-glue-point="3" svg:d="M4261 7297h1794v3h1794" svg:viewBox="0 0 3589 4">
          <text:p/>
        </draw:connector>
        <draw:connector draw:style-name="gr4" draw:text-style-name="P3" draw:layer="layout" svg:x1="4.261cm" svg:y1="9.411cm" svg:x2="7.849cm" svg:y2="9.411cm" draw:start-shape="id29" draw:start-glue-point="7" draw:end-shape="id4" draw:end-glue-point="3" svg:d="M4261 9411h3588" svg:viewBox="0 0 3589 1">
          <text:p/>
        </draw:connector>
        <draw:connector draw:style-name="gr4" draw:text-style-name="P3" draw:layer="layout" svg:x1="3.086cm" svg:y1="5.871cm" svg:x2="3.086cm" svg:y2="6.609cm" draw:start-shape="id2" draw:start-glue-point="6" draw:end-shape="id28" draw:end-glue-point="4" svg:d="M3086 5871v738" svg:viewBox="0 0 1 739">
          <text:p/>
        </draw:connector>
        <draw:connector draw:style-name="gr4" draw:text-style-name="P3" draw:layer="layout" svg:x1="3.086cm" svg:y1="7.985cm" svg:x2="3.086cm" svg:y2="8.723cm" draw:start-shape="id28" draw:start-glue-point="6" draw:end-shape="id29" draw:end-glue-point="4" svg:d="M3086 7985v738" svg:viewBox="0 0 1 739">
          <text:p/>
        </draw:connector>
        <draw:connector draw:style-name="gr4" draw:text-style-name="P3" draw:layer="layout" svg:x1="3.086cm" svg:y1="10.099cm" svg:x2="4.546cm" svg:y2="10.847cm" draw:start-shape="id29" draw:start-glue-point="6" draw:end-shape="id5" draw:end-glue-point="3" svg:d="M3086 10099v748h1460" svg:viewBox="0 0 1461 749">
          <text:p/>
        </draw:connector>
        <draw:frame draw:style-name="gr29" draw:text-style-name="P6" xml:id="id30" draw:id="id30" draw:layer="layout" svg:width="1.035cm" svg:height="1.178cm" svg:x="11.86cm" svg:y="32.21cm">
          <draw:text-box>
            <text:p text:style-name="P5">...</text:p>
          </draw:text-box>
        </draw:frame>
        <draw:connector draw:style-name="gr4" draw:text-style-name="P3" draw:layer="layout" svg:x1="10.262cm" svg:y1="32.799cm" svg:x2="11.86cm" svg:y2="32.799cm" draw:start-shape="id21" draw:start-glue-point="7" draw:end-shape="id30" draw:end-glue-point="3" svg:d="M10262 32799h1598" svg:viewBox="0 0 1599 1">
          <text:p/>
        </draw:connector>
        <draw:frame draw:style-name="gr29" draw:text-style-name="P6" xml:id="id31" draw:id="id31" draw:layer="layout" svg:width="1.035cm" svg:height="1.178cm" svg:x="11.861cm" svg:y="35.891cm">
          <draw:text-box>
            <text:p text:style-name="P5">...</text:p>
          </draw:text-box>
        </draw:frame>
        <draw:connector draw:style-name="gr4" draw:text-style-name="P3" draw:layer="layout" svg:x1="10.262cm" svg:y1="36.48cm" svg:x2="11.861cm" svg:y2="36.48cm" draw:start-shape="id22" draw:start-glue-point="7" draw:end-shape="id31" draw:end-glue-point="3" svg:d="M10262 36480h1599" svg:viewBox="0 0 1600 1">
          <text:p/>
        </draw:connector>
        <draw:frame draw:style-name="gr30" draw:text-style-name="P8" draw:layer="layout" svg:width="4.52cm" svg:height="2.919cm" svg:x="21.504cm" svg:y="35.414cm">
          <draw:text-box>
            <text:p text:style-name="P7"><text:span text:style-name="T2">control: compound_action</text:span></text:p>
          </draw:text-box>
        </draw:frame>
        <draw:custom-shape draw:style-name="gr7" draw:text-style-name="P2" xml:id="id32" draw:id="id32" draw:layer="layout" svg:width="6.35cm" svg:height="2.3cm" svg:x="8.649cm" svg:y="43.822cm">
          <text:p text:style-name="P1"><text:span text:style-name="T1">t02_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1.824cm" svg:y1="43.822cm" svg:x2="11.823cm" svg:y2="42.498cm" draw:start-shape="id32" draw:start-glue-point="4" draw:end-shape="id27" draw:end-glue-point="2" svg:d="M11824 43822v-662h-1v-662" svg:viewBox="0 0 2 1325">
          <text:p/>
        </draw:connector>
        <draw:frame draw:style-name="gr31" draw:text-style-name="P6" xml:id="id33" draw:id="id33" draw:layer="layout" svg:width="1.035cm" svg:height="1.946cm" svg:x="11.306cm" svg:y="47.667cm">
          <draw:text-box>
            <text:p text:style-name="P5">...</text:p>
          </draw:text-box>
        </draw:frame>
        <draw:connector draw:style-name="gr4" draw:text-style-name="P3" draw:layer="layout" svg:x1="11.824cm" svg:y1="46.122cm" svg:x2="11.823cm" svg:y2="47.667cm" draw:start-shape="id32" draw:start-glue-point="6" draw:end-shape="id33" draw:end-glue-point="0" svg:d="M11824 46122v774h-1v771" svg:viewBox="0 0 2 1546">
          <text:p/>
        </draw:connector>
        <draw:custom-shape draw:style-name="gr10" draw:text-style-name="P2" xml:id="id34" draw:id="id34" draw:layer="layout" svg:width="4.318cm" svg:height="0.767cm" svg:x="17.455cm" svg:y="44.59cm">
          <text:p text:style-name="P1"><text:span text:style-name="T1">meta.data : ternar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4.999cm" svg:y1="44.972cm" svg:x2="17.455cm" svg:y2="44.973cm" draw:start-shape="id32" draw:start-glue-point="7" draw:end-shape="id34" draw:end-glue-point="3" svg:d="M14999 44972h1229v1h1227" svg:viewBox="0 0 2457 2">
          <text:p/>
        </draw:connector>
        <draw:frame draw:style-name="gr31" draw:text-style-name="P6" xml:id="id35" draw:id="id35" draw:layer="layout" svg:width="1.035cm" svg:height="1.946cm" svg:x="19.096cm" svg:y="46.863cm">
          <draw:text-box>
            <text:p text:style-name="P5">...</text:p>
          </draw:text-box>
        </draw:frame>
        <draw:connector draw:style-name="gr4" draw:text-style-name="P3" draw:layer="layout" svg:x1="19.613cm" svg:y1="46.863cm" svg:x2="19.614cm" svg:y2="45.357cm" draw:start-shape="id35" draw:start-glue-point="0" draw:end-shape="id34" draw:end-glue-point="2" svg:d="M19613 46863v-753h1v-753" svg:viewBox="0 0 2 1507">
          <text:p/>
        </draw:connector>
        <draw:frame draw:style-name="gr32" draw:text-style-name="P10" draw:layer="layout" svg:width="3.829cm" svg:height="1.331cm" svg:x="9.604cm" svg:y="13.125cm">
          <draw:text-box>
            <text:p text:style-name="P9"><text:span text:style-name="T1">(need to initialize)</text:span></text:p>
          </draw:text-box>
        </draw:frame>
        <draw:frame draw:style-name="gr33" draw:text-style-name="P10" draw:layer="layout" svg:width="4.037cm" svg:height="1.331cm" svg:x="3.246cm" svg:y="16.51cm">
          <draw:text-box>
            <text:p text:style-name="P9"><text:span text:style-name="T1">(already initialized)</text:span></text:p>
          </draw:text-box>
        </draw:frame>
        <draw:frame draw:style-name="gr34" draw:text-style-name="P12" draw:layer="layout" svg:width="3.042cm" svg:height="4.186cm" svg:x="22.967cm" svg:y="36.736cm">
          <draw:text-box>
            <text:p text:style-name="P11"><text:span text:style-name="T3">Here be</text:span></text:p>
            <text:p text:style-name="P11"><text:span text:style-name="T3">Dragons</text:span></text:p>
          </draw:text-box>
        </draw:frame>
        <presentation:notes draw:style-name="dp2">
          <draw:page-thumbnail draw:style-name="gr35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51.1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3.859cm" svg:height="7.047cm" svg:x="3.717cm" svg:y="2.397cm"/>
      <draw:page-thumbnail draw:layer="backgroundobjects" svg:width="3.859cm" svg:height="7.047cm" svg:x="3.717cm" svg:y="10.445cm"/>
      <draw:page-thumbnail draw:layer="backgroundobjects" svg:width="3.859cm" svg:height="7.047cm" svg:x="3.717cm" svg:y="18.493cm"/>
      <draw:page-thumbnail draw:layer="backgroundobjects" svg:width="3.859cm" svg:height="7.047cm" svg:x="14.012cm" svg:y="2.397cm"/>
      <draw:page-thumbnail draw:layer="backgroundobjects" svg:width="3.859cm" svg:height="7.047cm" svg:x="14.012cm" svg:y="10.445cm"/>
      <draw:page-thumbnail draw:layer="backgroundobjects" svg:width="3.859cm" svg:height="7.047cm" svg:x="14.012cm" svg:y="18.493cm"/>
    </style:handout-master>
    <style:master-page style:name="Default" style:page-layout-name="PM1" draw:style-name="Mdp1">
      <draw:frame presentation:style-name="Default-title" draw:layer="backgroundobjects" svg:width="25.199cm" svg:height="3.527cm" svg:x="1.397cm" svg:y="0.839cm" presentation:class="title" presentation:placeholder="true">
        <draw:text-box/>
      </draw:frame>
      <draw:frame presentation:style-name="Default-outline1" draw:layer="backgroundobjects" svg:width="25.199cm" svg:height="12.251cm" svg:x="1.397cm" svg:y="4.938cm" presentation:class="outline" presentation:placeholder="true">
        <draw:text-box/>
      </draw:frame>
      <draw:frame presentation:style-name="Mpr1" draw:text-style-name="MP2" draw:layer="backgroundobjects" svg:width="6.522cm" svg:height="1.457cm" svg:x="1.397cm" svg:y="19.2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57cm" svg:x="9.573cm" svg:y="19.2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2cm" svg:height="1.457cm" svg:x="20.072cm" svg:y="19.24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1:27:01.826803944</meta:creation-date>
    <dc:date>2015-11-23T07:26:47.361819369</dc:date>
    <meta:editing-duration>P2DT15H32M7S</meta:editing-duration>
    <meta:editing-cycles>5</meta:editing-cycles>
    <meta:generator>LibreOffice/4.4.6.3$Linux_X86_64 LibreOffice_project/40m0$Build-3</meta:generator>
    <meta:document-statistic meta:object-count="118"/>
  </office:meta>
</office:document-meta>
</file>